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3.71pt"/>
    </style:style>
    <style:style style:name="co2" style:family="table-column">
      <style:table-column-properties fo:break-before="auto" style:column-width="108.79pt"/>
    </style:style>
    <style:style style:name="co3" style:family="table-column">
      <style:table-column-properties fo:break-before="auto" style:column-width="216.1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48.76pt" fo:break-before="auto" style:use-optimal-row-height="true"/>
    </style:style>
    <style:style style:name="ro2" style:family="table-row">
      <style:table-row-properties style:row-height="206.25pt" fo:break-before="auto" style:use-optimal-row-height="true"/>
    </style:style>
    <style:style style:name="ro3" style:family="table-row">
      <style:table-row-properties style:row-height="111.74pt" fo:break-before="auto" style:use-optimal-row-height="true"/>
    </style:style>
    <style:style style:name="ro4" style:family="table-row">
      <style:table-row-properties style:row-height="64.49pt" fo:break-before="auto" style:use-optimal-row-height="true"/>
    </style:style>
    <style:style style:name="ro5" style:family="table-row">
      <style:table-row-properties style:row-height="64.15pt" fo:break-before="auto" style:use-optimal-row-height="true"/>
    </style:style>
    <style:style style:name="ro6" style:family="table-row">
      <style:table-row-properties style:row-height="96.01pt" fo:break-before="auto" style:use-optimal-row-height="true"/>
    </style:style>
    <style:style style:name="ro7" style:family="table-row">
      <style:table-row-properties style:row-height="79.85pt" fo:break-before="auto" style:use-optimal-row-height="true"/>
    </style:style>
    <style:style style:name="ro8" style:family="table-row">
      <style:table-row-properties style:row-height="80.25pt" fo:break-before="auto" style:use-optimal-row-height="true"/>
    </style:style>
    <style:style style:name="ro9" style:family="table-row">
      <style:table-row-properties style:row-height="222.01pt" fo:break-before="auto" style:use-optimal-row-height="true"/>
    </style:style>
    <style:style style:name="ro10" style:family="table-row">
      <style:table-row-properties style:row-height="174.76pt" fo:break-before="auto" style:use-optimal-row-height="true"/>
    </style:style>
    <style:style style:name="ro11" style:family="table-row">
      <style:table-row-properties style:row-height="95.5pt" fo:break-before="auto" style:use-optimal-row-height="true"/>
    </style:style>
    <style:style style:name="ro12" style:family="table-row">
      <style:table-row-properties style:row-height="159pt" fo:break-before="auto" style:use-optimal-row-height="true"/>
    </style:style>
    <style:style style:name="ro13" style:family="table-row">
      <style:table-row-properties style:row-height="17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4pt" style:font-size-asian="14pt" style:font-size-complex="14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4pt" style:font-size-asian="14pt" style:font-size-complex="14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4pt" style:font-size-asian="14pt" style:font-size-complex="14pt"/>
    </style:style>
    <style:style style:name="T1" style:family="text"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Devanagar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1021" table:default-cell-style-name="ce4"/>
        <table:table-row table:style-name="ro1">
          <table:table-cell office:value-type="string" calcext:value-type="string">
            <text:p>look into</text:p>
          </table:table-cell>
          <table:table-cell/>
          <table:table-cell office:value-type="string" calcext:value-type="string">
            <text:p>investigate</text:p>
            <text:p>Police are looking into the disappearance of two children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ook at</text:p>
          </table:table-cell>
          <table:table-cell/>
          <table:table-cell office:value-type="string" calcext:value-type="string">
            <text:p>1) examine, осматривать</text:p>
            <text:p>Can you look at my car? There’s a strange noise coming from the front wheel</text:p>
            <text:p>2) быстро посмотреть </text:p>
            <text:p>I really can’t comment on the report – I haven’t had time to look at it yet.</text:p>
            <text:p>3) рассматривать, обдумывать что-либо</text:p>
            <text:p>We need to look very carefully at ways of improving our efficiency.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look out for</text:p>
          </table:table-cell>
          <table:table-cell/>
          <table:table-cell office:value-type="string" calcext:value-type="string">
            <text:p>to try to notice someone or something</text:p>
            <text:p>высматривать кого-либо/что-либо</text:p>
            <text:p>When you’re on the motorway look out for a sign saying ‘Willowsdean’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a lookout</text:p>
          </table:table-cell>
          <table:table-cell/>
          <table:table-cell office:value-type="string" calcext:value-type="string">
            <text:p>человек стоящий на стреме</text:p>
            <text:p>The bank robbers had a lookout standing at the street corner to warm if the police came.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look on</text:p>
          </table:table-cell>
          <table:table-cell/>
          <table:table-cell office:value-type="string" calcext:value-type="string">
            <text:p>наблюдать</text:p>
            <text:p> to watch something happening, without being involved in it or trying to stop it </text:p>
            <text:p>Only one man tried to help us, the rest just looked on in silence.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An onlooker</text:p>
          </table:table-cell>
          <table:table-cell/>
          <table:table-cell office:value-type="string" calcext:value-type="string">
            <text:p>наблюдатель, зритель</text:p>
            <text:p>A crowd of onlookers had gathered at the scene of the accident.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To look ahead</text:p>
          </table:table-cell>
          <table:table-cell/>
          <table:table-cell office:value-type="string" calcext:value-type="string">
            <text:p>думать о дальнейшем</text:p>
            <text:p>to think about and plan for what might happen in the future</text:p>
            <text:p>Looking ahead, we must expect radical changes to be made in our system of government.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to look round / around for</text:p>
          </table:table-cell>
          <table:table-cell/>
          <table:table-cell office:value-type="string" calcext:value-type="string">
            <text:p>Искать что-то by asking different people or looking in different places</text:p>
            <text:p>Jason’s going to start looking around for a new job.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To look up</text:p>
          </table:table-cell>
          <table:table-cell/>
          <table:table-cell office:value-type="string" calcext:value-type="string">
            <text:p>1) навестить (в другом городе, долго не видел)</text:p>
            <text:p>Don’t forget to look me up when you come to Atlanta.</text:p>
            <text:p>2) улучшаться</text:p>
            <text:p>Our financial situation is looking up.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To look over</text:p>
          </table:table-cell>
          <table:table-cell/>
          <table:table-cell office:value-type="string" calcext:value-type="string">
            <text:p>быстро просматривать что-либо</text:p>
            <text:p>I'm just looking over what you've written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 look through</text:p>
          </table:table-cell>
          <table:table-cell/>
          <table:table-cell office:value-type="string" calcext:value-type="string">
            <text:p>просмотреть</text:p>
            <text:p>I've looked through some catalogues.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look on the bright side</text:p>
          </table:table-cell>
          <table:table-cell/>
          <table:table-cell office:value-type="string" calcext:value-type="string">
            <text:p>Поспотреть с хорошей стороны</text:p>
            <text:p>Come on, try to look on the bright side.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deal with</text:p>
          </table:table-cell>
          <table:table-cell/>
          <table:table-cell office:value-type="string" calcext:value-type="string">
            <text:p>to take the necessary action, especially in order to solve a problem, позаботиться </text:p>
            <text:p>The council has failed to deal with the problem of homelessness in the city.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see about / to</text:p>
          </table:table-cell>
          <table:table-cell/>
          <table:table-cell office:value-type="string" calcext:value-type="string">
            <text:p>Arrange / deal with</text:p>
            <text:p>I’d better see about dinner.</text:p>
            <text:p>Go on, you go out. I’ll see to the washing-up.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see off</text:p>
          </table:table-cell>
          <table:table-cell/>
          <table:table-cell office:value-type="string" calcext:value-type="string">
            <text:p>Проводить</text:p>
            <text:p>When Harriet once again saw her daughter off at Penzance station it was this time with a sense of relief.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see through</text:p>
          </table:table-cell>
          <table:table-cell/>
          <table:table-cell office:value-type="string" calcext:value-type="string">
            <text:p>раскусить (когда обманывают)</text:p>
            <text:p> I could never lie to her because I know she’d see through me straight away.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see sb around</text:p>
          </table:table-cell>
          <table:table-cell/>
          <table:table-cell office:value-type="string" calcext:value-type="string">
            <text:p>to notice someone regularly in places you go to, but not talk to them</text:p>
            <text:p>Постоянно видеть</text:p>
            <text:p>I don’t know who he is, but I’ve seen him around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e things</text:p>
          </table:table-cell>
          <table:table-cell/>
          <table:table-cell office:value-type="string" calcext:value-type="string">
            <text:p>Показалось</text:p>
            <text:p> There’s no one there – you must be seeing things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un into</text:p>
          </table:table-cell>
          <table:table-cell/>
          <table:table-cell office:value-type="string" calcext:value-type="string">
            <text:p>meet by chance</text:p>
            <text:p>Guess who I ran into in town today!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run off</text:p>
          </table:table-cell>
          <table:table-cell/>
          <table:table-cell office:value-type="string" calcext:value-type="string">
            <text:p>to leave somewhere unexpectedly</text:p>
            <text:p>убегать, удирать</text:p>
            <text:p>He ran off with all my money.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run away</text:p>
          </table:table-cell>
          <table:table-cell/>
          <table:table-cell office:value-type="string" calcext:value-type="string">
            <text:p>Сбежать откуда-то</text:p>
            <text:p>to secretly leave a place because you are unhappy there</text:p>
            <text:p>Toby ran away from home at the age of 14.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run down</text:p>
          </table:table-cell>
          <table:table-cell/>
          <table:table-cell office:value-type="string" calcext:value-type="string">
            <text:p>1) остановаться (часы, механизм, батарейка)</text:p>
            <text:p>The clock has run down and will stop if not wound</text:p>
            <text:p>2) to criticize someone or something, often unfairly</text:p>
            <text:p>критиковать, набрасываться на кого-либо/что-либо</text:p>
            <text:p>There’s a lot of good things about homeopathic treatment. </text:p>
            <text:p>I’m certainly not running it down.</text:p>
            <text:p>3) сбить кого-то</text:p>
            <text:p>Their daughter was run down by a car.</text:p>
          </table:table-cell>
          <table:table-cell table:number-columns-repeated="1021"/>
        </table:table-row>
        <table:table-row table:style-name="ro10">
          <table:table-cell office:value-type="string" calcext:value-type="string">
            <text:p>run over</text:p>
          </table:table-cell>
          <table:table-cell/>
          <table:table-cell office:value-type="string" calcext:value-type="string">
            <text:p>1) задавить, переехать кого-либо</text:p>
            <text:p>He was run over by a bus as he crossed the road.</text:p>
            <text:p>2) перелиться через край</text:p>
            <text:p>I forgot to turn off the tap and the water ran over the sink.</text:p>
            <text:p><text:span text:style-name="T2">3) повторить, просмотреть (быстро)</text:span></text:p>
            <text:p><text:span text:style-name="T2">I’ll just run over the main points again.</text:span>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in the long run</text:p>
          </table:table-cell>
          <table:table-cell/>
          <table:table-cell office:value-type="string" calcext:value-type="string">
            <text:p>В конечном итоге, в долгосрочной перспективе</text:p>
            <text:p>Moving to Spain will be better for you in the long run.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running</text:p>
          </table:table-cell>
          <table:table-cell/>
          <table:table-cell office:value-type="string" calcext:value-type="string">
            <text:p>ходить(транспорт)</text:p>
            <text:p>The trains have stopped running because of the avalanch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n down</text:p>
          </table:table-cell>
          <table:table-cell/>
          <table:table-cell office:value-type="string" calcext:value-type="string">
            <text:p>reject</text:p>
            <text:p>They offered her the job but she turned it down.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turn up</text:p>
          </table:table-cell>
          <table:table-cell/>
          <table:table-cell office:value-type="string" calcext:value-type="string">
            <text:p>1) найтиться</text:p>
            <text:p>Eventually my watch turned up in a coat pocket.</text:p>
            <text:p>2) Появиться неожиданно</text:p>
            <text:p>You can’t just turn up and expect a meal.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turn over a new leaf</text:p>
          </table:table-cell>
          <table:table-cell/>
          <table:table-cell office:value-type="string" calcext:value-type="string">
            <text:p>Перевернуть страницу, начать новую лучшую жизнь</text:p>
            <text:p>I see fatherhood as a chance to turn over a new leaf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et down</text:p>
          </table:table-cell>
          <table:table-cell/>
          <table:table-cell office:value-type="string" calcext:value-type="string">
            <text:p>подводить</text:p>
            <text:p>She had been let down badly in the past.</text:p>
          </table:table-cell>
          <table:table-cell table:number-columns-repeated="1021"/>
        </table:table-row>
        <table:table-row table:style-name="ro11">
          <table:table-cell office:value-type="string" calcext:value-type="string">
            <text:p>let go</text:p>
          </table:table-cell>
          <table:table-cell/>
          <table:table-cell office:value-type="string" calcext:value-type="string">
            <text:p>1) отпускать</text:p>
            <text:p>Let go! You’re hurting me.</text:p>
            <text:p>2) отпускать, переставать беспокоиться о чем-то</text:p>
            <text:p>Sometimes you just have to learn to let go.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let off</text:p>
          </table:table-cell>
          <table:table-cell/>
          <table:table-cell office:value-type="string" calcext:value-type="string">
            <text:p>not punish, отпустить</text:p>
            <text:p>After checking our identities, the customs men let us off with a warning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et slip</text:p>
          </table:table-cell>
          <table:table-cell/>
          <table:table-cell office:value-type="string" calcext:value-type="string">
            <text:p>случайно сказать</text:p>
            <text:p>Liz let slip that she’d seen him quite recently.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break off</text:p>
          </table:table-cell>
          <table:table-cell/>
          <table:table-cell office:value-type="string" calcext:value-type="string">
            <text:p>замолчать</text:p>
            <text:p>She started to speak, then broke off while a waitress served us coffee.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break into</text:p>
          </table:table-cell>
          <table:table-cell/>
          <table:table-cell office:value-type="string" calcext:value-type="string">
            <text:p>to suddenly start doing something</text:p>
            <text:p>разразиться (аплодисментами и т. д.)</text:p>
            <text:p>The crowd broke into a cheer when he came on stage.</text:p>
          </table:table-cell>
          <table:table-cell table:number-columns-repeated="1021"/>
        </table:table-row>
        <table:table-row table:style-name="ro12">
          <table:table-cell office:value-type="string" calcext:value-type="string">
            <text:p>break away</text:p>
          </table:table-cell>
          <table:table-cell/>
          <table:table-cell office:value-type="string" calcext:value-type="string">
            <text:p>1) to suddenly leave or escape from someone who is holding you (escape)</text:p>
            <text:p>убегать, освобождаться</text:p>
            <text:p>to stop being part of a group because you disagree with them</text:p>
            <text:p>2) откалываться, отделяться</text:p>
            <text:p>Some members broke away to form a new political party.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break down</text:p>
          </table:table-cell>
          <table:table-cell/>
          <table:table-cell office:value-type="string" calcext:value-type="string">
            <text:p>to become very upset and start crying</text:p>
            <text:p>терять самообладание</text:p>
            <text:p>He broke down and cried.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break the news</text:p>
          </table:table-cell>
          <table:table-cell/>
          <table:table-cell office:value-type="string" calcext:value-type="string">
            <text:p>сказать плохие новости</text:p>
            <text:p>Two policemen came to the door to break the news about her husband.</text:p>
          </table:table-cell>
          <table:table-cell table:number-columns-repeated="1021"/>
        </table:table-row>
        <table:table-row table:style-name="ro13" table:number-rows-repeated="1048538">
          <table:table-cell table:number-columns-repeated="1024"/>
        </table:table-row>
        <table:table-row table:style-name="ro1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4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7">00/00/0000</text:date>, <text:time style:data-style-name="N2" text:time-value="23:51:15.5058788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23T23:09:38.384697876</meta:creation-date>
    <dc:title>vocabularyUnit</dc:title>
    <meta:editing-duration>P1DT7H29M10S</meta:editing-duration>
    <meta:editing-cycles>18</meta:editing-cycles>
    <meta:generator>LibreOffice/6.0.7.3$Linux_X86_64 LibreOffice_project/00m0$Build-3</meta:generator>
    <dc:date>2022-02-13T01:56:24.310725205</dc:date>
    <meta:document-statistic meta:table-count="1" meta:cell-count="74" meta:object-count="0"/>
    <meta:template xlink:type="simple" xlink:actuate="onRequest" xlink:title="vocabularyUnit" xlink:href="../../../../Templates/vocabularyUnit.ots" meta:date="2021-07-23T23:09:37.744245147"/>
  </office:meta>
</office:document-meta>
</file>